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officeooo:paragraph-rsid="0010ff64"/>
    </style:style>
    <style:style style:name="P3" style:family="paragraph" style:parent-style-name="Standard">
      <style:text-properties fo:color="#c9211e" loext:opacity="100%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0ff64"/>
    </style:style>
    <style:style style:name="T4" style:family="text">
      <style:text-properties fo:color="#c9211e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ARMAZENAMENTO DE INFORMAÇÕES</text:span></text:p>
      <text:p text:style-name="Standard">TESTE REALIZADO </text:p>
      <text:p text:style-name="Standard"/>
      <text:p text:style-name="Standard"><text:s/></text:p>
      <text:p text:style-name="P1">Questão1 <text:s/></text:p>
      <text:p text:style-name="P1"><text:s/></text:p>
      <text:p text:style-name="Standard"><text:s text:c="3"/></text:p>
      <text:p text:style-name="Standard">Tendo por base o conhecimento adquirido no estudo deste módulo, escolha a opção que melhor completa a seguinte afirmação:</text:p>
      <text:p text:style-name="Standard"><text:tab/>É natural que um sistema digital seja projetado para trabalhar utilizando determinado tamanho de palavra, sendo assim, deve ter os recursos de hardware que suportem simultaneamente armazenar e processar conjunto de “n” bits. O <text:s/>“ n “ corresponde o tamanho da _____________.</text:p>
      <text:p text:style-name="Standard"><text:s/></text:p>
      <text:p text:style-name="Standard">1 - ROM</text:p>
      <text:p text:style-name="Standard">2 - RAM</text:p>
      <text:p text:style-name="Standard">3 - ULA</text:p>
      <text:p text:style-name="Standard">4 - memória</text:p>
      <text:p text:style-name="P1">5 - palavra</text:p>
      <text:p text:style-name="Standard"><text:s/></text:p>
      <text:p text:style-name="P1">Sua resposta: palavra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2 <text:s/></text:p>
      <text:p text:style-name="Standard"><text:s/></text:p>
      <text:p text:style-name="Standard"><text:s text:c="3"/></text:p>
      <text:p text:style-name="Standard">Tendo por base o conhecimento adquirido no estudo deste módulo, escolha a opção que melhor responda a seguinte afirmação:</text:p>
      <text:p text:style-name="Standard">É função da Unidade de Controle coordenar e ordenar os sinais dos circuitos de um computador. Na verdade o sinal de CK (relógio) tem por função determinar o momento no qual uma ordem deverá ser obedecida. Sendo assim, um registrador de uma máquina (computador) deve possuir os recursos necessários para a realização da carga do dado quando o relógio passar pela borda ativa apenas se o sinal de “load” (carga) estiver ligado.</text:p>
      <text:p text:style-name="Standard"><text:s/></text:p>
      <text:p text:style-name="Standard"><text:s/></text:p>
      <text:p text:style-name="Standard">1 - A proposta está incorreta.</text:p>
      <text:p text:style-name="Standard">2 - A proposição está parcialmente correta.</text:p>
      <text:p text:style-name="P1">3 - A proposição está correta.</text:p>
      <text:p text:style-name="Standard">4 - A proposição estará correta caso substitua a palavra “CK” por “buffer” .</text:p>
      <text:p text:style-name="Standard">5 - A proposição estará correta caso acrescente “up” no lugar de “load”.</text:p>
      <text:p text:style-name="Standard"><text:s/></text:p>
      <text:p text:style-name="P1">Sua resposta: A proposição está correta.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P3"><text:s/></text:p>
      <text:p text:style-name="P3">Questão3 <text:s/></text:p>
      <text:p text:style-name="Standard"><text:soft-page-break/><text:s/></text:p>
      <text:p text:style-name="Standard"><text:s text:c="3"/></text:p>
      <text:p text:style-name="Standard">Observe as proposições abaixo e responda se é FALSA ou VERDADEIRA. Logo depois selecione a resposta que corresponde a sequência escolhida:</text:p>
      <text:p text:style-name="Standard"/>
      <text:p text:style-name="Standard">( <text:s text:c="6"/>) <text:s/>Em um passado próximo as estações de trabalho (computadores) utilizavam "PALAVRA" com apenas 8 e 16 bits.</text:p>
      <text:p text:style-name="Standard">( <text:s text:c="5"/>) No início da computação, aproximadamente no ano de 1939, era utilizado <text:s/>"binários" com o tamanho de 36, 72 ou 312 bits.</text:p>
      <text:p text:style-name="Standard">( <text:s text:c="6"/>) <text:s/>Quando falamos em circuitos de armazenamento precisamos entender que nos sistemas digitais, em especial os computadores, as informações são representadas por meio de conjuntos de binários chamados de "PALAVRAS". </text:p>
      <text:p text:style-name="Standard"><text:s/>( <text:s text:c="5"/>) <text:s/>É natural o fato de um sistema digital ser projetado para trabalhar utilizando determinado tamanho de palavra.</text:p>
      <text:p text:style-name="Standard">( <text:s text:c="6"/>) Atualmente nos computadores, geralmente, a PALAVRA tem o tamanho de 32, 64 ou 128 bits.</text:p>
      <text:p text:style-name="Standard"><text:s/></text:p>
      <text:p text:style-name="Standard">1 - F – V – F – F - V</text:p>
      <text:p text:style-name="P3">2 - V – F – F – V - F</text:p>
      <text:p text:style-name="Standard">3 - V – V – V – V - F</text:p>
      <text:p text:style-name="Standard">4 - V – F – V – V - V</text:p>
      <text:p text:style-name="P3">5 - V – F – V – F - F</text:p>
      <text:p text:style-name="Standard"><text:s/></text:p>
      <text:p text:style-name="P3">Sua resposta: V – F – V – F - F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1">Questão4 <text:s/></text:p>
      <text:p text:style-name="P1"><text:s/></text:p>
      <text:p text:style-name="P1"><text:s text:c="3"/></text:p>
      <text:p text:style-name="Standard">Tendo por base o conhecimento adquirido no estudo deste módulo, escolha a opção que melhor completa a seguinte afirmação:</text:p>
      <text:p text:style-name="Standard"/>
      <text:p text:style-name="Standard">O deslocamento de bits é uma operação importante ________________________.</text:p>
      <text:p text:style-name="Standard"><text:s/></text:p>
      <text:p text:style-name="Standard">1 - no cache</text:p>
      <text:p text:style-name="Standard">2 - no buffer</text:p>
      <text:p text:style-name="Standard">3 - na memória principal</text:p>
      <text:p text:style-name="P1">4 - aritmética binária</text:p>
      <text:p text:style-name="Standard">5 - na memória secundária</text:p>
      <text:p text:style-name="Standard"><text:s/></text:p>
      <text:p text:style-name="P1">Sua resposta: aritmética binária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5 <text:s/></text:p>
      <text:p text:style-name="Standard"><text:soft-page-break/><text:s/></text:p>
      <text:p text:style-name="Standard"><text:s text:c="3"/></text:p>
      <text:p text:style-name="Standard">Tendo por base o conhecimento adquirido no estudo deste módulo, escolha a opção que melhor completa a seguinte afirmação:</text:p>
      <text:p text:style-name="Standard">O que torna um ____________________________ com grau de utilidade alto é que além de possibilitar a carga paralela através de sinal de carga, também possibilita deslocamentos tanto à direita como à esquerda.</text:p>
      <text:p text:style-name="Standard"><text:s/></text:p>
      <text:p text:style-name="P1">1 - registrador</text:p>
      <text:p text:style-name="Standard">2 - buffer</text:p>
      <text:p text:style-name="Standard">3 - flip-flop</text:p>
      <text:p text:style-name="Standard">4 - modulador</text:p>
      <text:p text:style-name="Standard">5 - modular</text:p>
      <text:p text:style-name="Standard"><text:s/></text:p>
      <text:p text:style-name="P1">Sua resposta: registrador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6 <text:s/></text:p>
      <text:p text:style-name="Standard"><text:s/></text:p>
      <text:p text:style-name="Standard"><text:s text:c="3"/></text:p>
      <text:p text:style-name="Standard">Tendo por base o conhecimento adquirido no estudo deste módulo, escolha a opção que melhor completa a seguinte afirmação:</text:p>
      <text:p text:style-name="Standard"/>
      <text:p text:style-name="Standard">A localização de ________________ dentro do processador tem por intuito acelerar o processamento, pois a manipulação dos dados acontece próximo dos recursos de processamento reduzindo a necessidade de acessar _______________________________.</text:p>
      <text:p text:style-name="Standard"><text:s/></text:p>
      <text:p text:style-name="Standard">1 - acumuladores / o cache</text:p>
      <text:p text:style-name="Standard">2 - memória / o buffer</text:p>
      <text:p text:style-name="Standard">3 - acumuladores / a memória principal</text:p>
      <text:p text:style-name="P1">4 - registradores / a memória principal</text:p>
      <text:p text:style-name="Standard">5 - arrays / à memória secundária</text:p>
      <text:p text:style-name="Standard"><text:s/></text:p>
      <text:p text:style-name="P1">Sua resposta: registradores / a memória principal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7 <text:s/></text:p>
      <text:p text:style-name="Standard"><text:s/></text:p>
      <text:p text:style-name="Standard"><text:s text:c="3"/></text:p>
      <text:p text:style-name="Standard">Observe as proposições abaixo e responda se é FALSA ou VERDADEIRA. Logo depois selecione a resposta que corresponde a sequência escolhida:</text:p>
      <text:p text:style-name="Standard">(<text:tab/>) <text:s/>Quando falamos em circuitos de armazenamento precisamos entender que nos sistemas digitais, em especial os computadores, as informações são representadas por meio de conjuntos de binários chamados de palavra.</text:p>
      <text:p text:style-name="Standard"><text:soft-page-break/>(<text:tab/>) Nos dias atuais os computadores utilizam, geralmente, a PALAVRA com o tamanho de 32, 64 ou 128 bits.</text:p>
      <text:p text:style-name="Standard">(<text:tab/>) <text:s/>O registrador é considerado um elemento básico de armazenamento em um processador, podendo variar de três até chegar há algumas dezenas.</text:p>
      <text:p text:style-name="Standard">(<text:tab/>) <text:s/>Registrador é um circuito analógico que tem em sua formação “n” flip-flops, que de forma simultânea, consegue armazenar (de forma independente) “n” bits.</text:p>
      <text:p text:style-name="Standard">(<text:tab/>) O registrador é um circuito digital que tem em sua formação “n” flip-flops, que de forma simultânea, consegue armazenar (de forma independente) “n” bits.</text:p>
      <text:p text:style-name="Standard"><text:s/></text:p>
      <text:p text:style-name="P1">1 - V – V – V – F - V</text:p>
      <text:p text:style-name="Standard">2 - V – V – F – V - V</text:p>
      <text:p text:style-name="Standard">3 - F – V – F – V - F</text:p>
      <text:p text:style-name="Standard">4 - V – F – V – F - F</text:p>
      <text:p text:style-name="Standard">5 - F – F – V – V - F</text:p>
      <text:p text:style-name="Standard"><text:s/></text:p>
      <text:p text:style-name="P1">Sua resposta: V – V – V – F - V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3">Questão8 <text:s/></text:p>
      <text:p text:style-name="Standard"><text:s/></text:p>
      <text:p text:style-name="Standard"><text:s text:c="3"/></text:p>
      <text:p text:style-name="Standard">Tendo por base o conhecimento adquirido no estudo deste módulo, escolha a opção que melhor responda a seguinte afirmação:</text:p>
      <text:p text:style-name="Standard"/>
      <text:p text:style-name="Standard">Podemos dizer que um registrador tem um funcionamento similar a uma barreira. Supondo uma situação em que os dados estão nas entradas D0, D1, D1 e D3 e serão somente copiados caso o sinal CK (relógio) passe por uma borda ascendente. Cópias dos valores feita na passagem de uma borda ascendente ficarão armazenados nos flip-flops até que haja uma ocorrência da próxima borda ascendente. Desta forma o registrador fica imune a uma possível mudança indesejada dos sinais.</text:p>
      <text:p text:style-name="Standard"><text:s/></text:p>
      <text:p text:style-name="Standard">1 - A proposição está correta.</text:p>
      <text:p text:style-name="Standard">2 - A proposição está parcialmente correta.</text:p>
      <text:p text:style-name="P3">3 - A proposição está incorreta.</text:p>
      <text:p text:style-name="Standard">4 - A proposição estará correta caso substitua “CK” por “Hertz” .</text:p>
      <text:p text:style-name="Standard">5 - A proposição estará correta caso acrescente a entrada D4.</text:p>
      <text:p text:style-name="Standard"><text:s/></text:p>
      <text:p text:style-name="P3">Sua resposta: A proposição está incorreta.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1">Questão9 <text:s/></text:p>
      <text:p text:style-name="Standard"><text:s/></text:p>
      <text:p text:style-name="Standard"><text:s text:c="3"/></text:p>
      <text:p text:style-name="Standard">Tendo por base o conhecimento adquirido no estudo deste módulo, escolha a opção que melhor responda a seguinte afirmação:</text:p>
      <text:p text:style-name="Standard"><text:soft-page-break/></text:p>
      <text:p text:style-name="Standard">O deslocamento de bits é basicamente o deslocamento do conteúdo de um buffer para o seu adjacente. </text:p>
      <text:p text:style-name="Standard"><text:s/></text:p>
      <text:p text:style-name="Standard">1 - A proposta está incorreta.</text:p>
      <text:p text:style-name="Standard">2 - A proposição está parcialmente correta.</text:p>
      <text:p text:style-name="Standard">3 - A proposição tornar-se-á correta caso na afirmação seja substituído “bits” por “bytes”.</text:p>
      <text:p text:style-name="P1">4 - A proposição estará correta caso substitua a palavra “buffer” por “flip-flop”.</text:p>
      <text:p text:style-name="Standard">5 - A proposição estará correta.</text:p>
      <text:p text:style-name="Standard"><text:s/></text:p>
      <text:p text:style-name="P1">Sua resposta: A proposição estará correta caso substitua a palavra “buffer” por “flip-flop”.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10 <text:s/></text:p>
      <text:p text:style-name="Standard"><text:s/></text:p>
      <text:p text:style-name="Standard"><text:s text:c="3"/></text:p>
      <text:p text:style-name="Standard">Tendo por base o conhecimento adquirido no estudo deste módulo, escolha a opção que melhor completa a seguinte afirmação:</text:p>
      <text:p text:style-name="Standard"><text:s/></text:p>
      <text:p text:style-name="Standard">Há memórias que são chamadas de ___________________ em virtude de ser apenas para leitura. Todavia, as memórias chamadas __________________________permitem leitura e escrita.</text:p>
      <text:p text:style-name="Standard"><text:s/></text:p>
      <text:p text:style-name="Standard">1 - “RAMs (Read-Access Memories)” / “ROMs (Read-On Memories)”.</text:p>
      <text:p text:style-name="Standard">2 - “PROMs (Promotion Read-On Memories)” / “RAMs (Rondom-Access Memories)”.</text:p>
      <text:p text:style-name="Standard">3 - “EROMs (Eraly Read-Only Memories)” / “RAMs (Rondom-Access Memories)”.</text:p>
      <text:p text:style-name="P1">4 - “ROMs (Read-Only Memories)” / “RAMs (Random-Access Memories)”.</text:p>
      <text:p text:style-name="Standard">5 - “ROMs (Read-On Memories)” / “RAMs (Read-Active Memories)”.</text:p>
      <text:p text:style-name="Standard"><text:s/></text:p>
      <text:p text:style-name="P1">Sua resposta: “ROMs (Read-Only Memories)” / “RAMs (Random-Access Memories)”.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Standard">TESTE REALIZADO</text:p>
      <text:p text:style-name="Standard"/>
      <text:p text:style-name="Standard"><text:s/></text:p>
      <text:p text:style-name="P1">Questão1 <text:s/></text:p>
      <text:p text:style-name="P1"><text:s/></text:p>
      <text:p text:style-name="Standard"><text:s text:c="3"/></text:p>
      <text:p text:style-name="Standard">Tendo por base o conhecimento adquirido no estudo deste módulo, escolha a opção que melhor responda a seguinte afirmação:</text:p>
      <text:p text:style-name="Standard"/>
      <text:p text:style-name="Standard">O deslocamento de bits é basicamente o deslocamento do conteúdo de um flip-flop para o seu adjacente. Caso o sentido da operação seja da direita para a esquerda é chamado de: “deslocamento à esquerda”.</text:p>
      <text:p text:style-name="Standard"><text:s/></text:p>
      <text:p text:style-name="Standard"><text:soft-page-break/>1 - A proposta está incorreta.</text:p>
      <text:p text:style-name="Standard">2 - A proposição está parcialmente correta.</text:p>
      <text:p text:style-name="Standard">3 - A proposição está correta.</text:p>
      <text:p text:style-name="Standard">4 - A proposição estará correta caso substitua a palavra “flip-flop” por “buffer” .</text:p>
      <text:p text:style-name="Standard">5 - A proposição estará correta caso acrescente “deslocamento à direita” no lugar de “deslocamento à esquerda”.</text:p>
      <text:p text:style-name="Standard"><text:s/></text:p>
      <text:p text:style-name="Standard">Sua resposta: A proposição está correta.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2 <text:s/></text:p>
      <text:p text:style-name="Standard"><text:s/></text:p>
      <text:p text:style-name="Standard"><text:s text:c="3"/></text:p>
      <text:p text:style-name="Standard">Observe a proposição abaixo e complete com a resposta que julgar correta. </text:p>
      <text:p text:style-name="Standard">Quando falamos em circuitos de armazenamento precisamos entender que nos sistemas digitais, em especial os computadores, as informações são representadas por meio de conjuntos de binários chamados de _____________________________.</text:p>
      <text:p text:style-name="Standard"><text:s/></text:p>
      <text:p text:style-name="Standard">1 - “circuitos”</text:p>
      <text:p text:style-name="P1">2 - “palavras”</text:p>
      <text:p text:style-name="Standard">3 - “memória”</text:p>
      <text:p text:style-name="Standard">4 - “work”</text:p>
      <text:p text:style-name="Standard">5 - “byte”</text:p>
      <text:p text:style-name="Standard"><text:s/></text:p>
      <text:p text:style-name="P1">Sua resposta: “palavras”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3 <text:s/></text:p>
      <text:p text:style-name="Standard"><text:s/></text:p>
      <text:p text:style-name="Standard"><text:s text:c="3"/></text:p>
      <text:p text:style-name="Standard">Tendo por base o conhecimento adquirido no estudo deste módulo, escolha a opção que melhor completa a seguinte afirmação:</text:p>
      <text:p text:style-name="Standard">Determinada corrente pode vir de uma fonte externa (carga paralela), vindo da direita, da esquerda quando do deslocamento ou do próprio flip-flop quando mantido o conteúdo inalterado. Este registrador é chamado _________________________ de quatro bits com reset assíncrono e sinal de carga.</text:p>
      <text:p text:style-name="Standard"><text:s/></text:p>
      <text:p text:style-name="Standard">1 - “registrador-deslocado”</text:p>
      <text:p text:style-name="P1">2 - “registrador-deslocador”</text:p>
      <text:p text:style-name="Standard">3 - “registrador- flip-flop”</text:p>
      <text:p text:style-name="Standard">4 - “flip-flop-modulador”</text:p>
      <text:p text:style-name="Standard">5 - “flip-flop-modular”</text:p>
      <text:p text:style-name="Standard"><text:s/></text:p>
      <text:p text:style-name="P1">Sua resposta: “registrador-deslocador”</text:p>
      <text:p text:style-name="Standard"><text:soft-page-break/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4 <text:s/></text:p>
      <text:p text:style-name="Standard"><text:s/></text:p>
      <text:p text:style-name="Standard"><text:s text:c="3"/></text:p>
      <text:p text:style-name="Standard">Tendo por base o conhecimento adquirido no estudo deste módulo, escolha a opção que melhor completa a seguinte afirmação:</text:p>
      <text:p text:style-name="Standard">Os _______________________ são muito rápidos, mas em contrapartida possuem capacidade reduzida de armazenamento.</text:p>
      <text:p text:style-name="Standard"><text:s/></text:p>
      <text:p text:style-name="Standard">1 - “flip-flop”</text:p>
      <text:p text:style-name="P1">2 - “registradores”</text:p>
      <text:p text:style-name="Standard">3 - “registradores-deslocadores”</text:p>
      <text:p text:style-name="Standard">4 - “shift-register”</text:p>
      <text:p text:style-name="Standard">5 - “incrementadores”.</text:p>
      <text:p text:style-name="Standard"><text:s/></text:p>
      <text:p text:style-name="P1">Sua resposta: “registradores”</text:p>
      <text:p text:style-name="Standard">Valor: Resposta Correta</text:p>
      <text:p text:style-name="Standard">Valor recebido: 10.00</text:p>
      <text:p text:style-name="Standard"/>
      <text:p text:style-name="Standard"><text:s/></text:p>
      <text:p text:style-name="Standard"><text:s/></text:p>
      <text:p text:style-name="P1">Questão7 <text:s/></text:p>
      <text:p text:style-name="P1"><text:s/></text:p>
      <text:p text:style-name="Standard"><text:s text:c="3"/></text:p>
      <text:p text:style-name="Standard">Tendo por base o conhecimento adquirido no estudo deste módulo, escolha a opção que melhor completa a seguinte afirmação:</text:p>
      <text:p text:style-name="Standard"/>
      <text:p text:style-name="Standard">Vamos supor que em uma determinada situação o flip-flop seja o responsável por armazenar um bit, observando a notação posicional, então cada bit possui um caminho independente do restante, tanto na entrada como na saída. É por este motivo que o registrador é chamado ____________________________.</text:p>
      <text:p text:style-name="Standard"><text:s/></text:p>
      <text:p text:style-name="Standard">1 - “de cache”</text:p>
      <text:p text:style-name="Standard">2 - “de buffer”</text:p>
      <text:p text:style-name="Standard">3 - “de auxiliar da memória principal“</text:p>
      <text:p text:style-name="Standard">4 - “de auxiliar da memória secundária”</text:p>
      <text:p text:style-name="P1">5 - “de carga paralela”</text:p>
      <text:p text:style-name="Standard"><text:s/></text:p>
      <text:p text:style-name="P1">Sua resposta: “de carga paralela”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Standard">Questão8 <text:s/></text:p>
      <text:p text:style-name="Standard"><text:s/></text:p>
      <text:p text:style-name="Standard"><text:soft-page-break/><text:s text:c="3"/></text:p>
      <text:p text:style-name="Standard">Tendo por base o conhecimento adquirido no estudo deste módulo, escolha a opção que melhor completa a seguinte afirmação:</text:p>
      <text:p text:style-name="Standard"><text:tab/>É natural que um sistema digital seja projetado para trabalhar utilizando determinado tamanho de palavra, sendo assim, deve ter os recursos de hardware que suportem simultaneamente armazenar e processar conjunto de “n” bits. O <text:s/>“ n “ corresponde o tamanho da _____________.</text:p>
      <text:p text:style-name="Standard"><text:s/></text:p>
      <text:p text:style-name="Standard">1 - ROM</text:p>
      <text:p text:style-name="Standard">2 - RAM</text:p>
      <text:p text:style-name="Standard">3 - ULA</text:p>
      <text:p text:style-name="Standard">4 - memória</text:p>
      <text:p text:style-name="P1">5 - palavra</text:p>
      <text:p text:style-name="Standard"><text:s/></text:p>
      <text:p text:style-name="P1">Sua resposta: palavra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9 <text:s/></text:p>
      <text:p text:style-name="P1"><text:s/></text:p>
      <text:p text:style-name="Standard"><text:s text:c="3"/></text:p>
      <text:p text:style-name="Standard">Tendo por base o conhecimento adquirido no estudo deste módulo, escolha a opção que melhor responda a seguinte afirmação:</text:p>
      <text:p text:style-name="Standard">É função da Unidade de Controle coordenar e ordenar os sinais dos circuitos de um computador. Na verdade o sinal de CK (relógio) tem por função determinar o momento no qual uma ordem deverá ser obedecida. Sendo assim, um registrador de uma máquina (computador) deve possuir os recursos necessários para a realização da carga do dado quando o relógio passar pela borda ativa apenas se o sinal de “load” (carga) estiver ligado.</text:p>
      <text:p text:style-name="Standard"><text:s/></text:p>
      <text:p text:style-name="Standard"><text:s/></text:p>
      <text:p text:style-name="Standard">1 - A proposta está incorreta.</text:p>
      <text:p text:style-name="Standard">2 - A proposição está parcialmente correta.</text:p>
      <text:p text:style-name="P1">3 - A proposição está correta.</text:p>
      <text:p text:style-name="Standard">4 - A proposição estará correta caso substitua a palavra “CK” por “buffer” .</text:p>
      <text:p text:style-name="Standard">5 - A proposição estará correta caso acrescente “up” no lugar de “load”.</text:p>
      <text:p text:style-name="Standard"><text:s/></text:p>
      <text:p text:style-name="P1">Sua resposta: A proposição está correta.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Standard">Questão10 <text:s/></text:p>
      <text:p text:style-name="Standard"><text:s/></text:p>
      <text:p text:style-name="Standard"><text:s text:c="3"/></text:p>
      <text:p text:style-name="Standard">Tendo por base o conhecimento adquirido no estudo deste módulo, escolha a opção que melhor completa a seguinte afirmação:</text:p>
      <text:p text:style-name="Standard">Determinada corrente pode vir de uma fonte externa (carga paralela), vindo da direita, da esquerda quando do deslocamento ou do próprio flip-flop quando mantido o conteúdo inalterado. Este <text:soft-page-break/>registrador é chamado _______________________________ de quatro bits com reset assíncrono e sinal de carga. Este tipo de registrador é chamado também de _____________________________.</text:p>
      <text:p text:style-name="Standard"><text:s/></text:p>
      <text:p text:style-name="Standard">1 - “registrador-deslocado” / “shift-up”</text:p>
      <text:p text:style-name="Standard">2 - “registrador-deslocador”/ “up-down”</text:p>
      <text:p text:style-name="P1">3 - “registrador-deslocador” / “shift-register”</text:p>
      <text:p text:style-name="Standard">4 - “flip-flop-modulador” / “shift-register”</text:p>
      <text:p text:style-name="Standard">5 - “flip-flop-modular” / “left-right”</text:p>
      <text:p text:style-name="Standard"><text:s/></text:p>
      <text:p text:style-name="P1">Sua resposta: “registrador-deslocador” / “shift-register”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Standard">Total de itens corretos: 8</text:p>
      <text:p text:style-name="Standard">Total de itens errados: 2</text:p>
      <text:p text:style-name="Standard"><text:s/></text:p>
      <text:p text:style-name="Standard">Nota obtida no teste: 80.00 / 1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6T08:55:30.137126114</meta:creation-date>
    <dc:date>2023-05-06T09:51:58.564412849</dc:date>
    <meta:editing-duration>PT56M27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9" meta:paragraph-count="326" meta:word-count="2007" meta:character-count="12665" meta:non-whitespace-character-count="10604"/>
  </office:meta>
</office:document-meta>
</file>